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Andale Mono'" style:font-pitch="fixed" fo:font-size="24pt" style:font-size-asian="24pt" style:font-size-complex="24pt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style:use-window-font-color="true" fo:font-family="'Ubuntu Mono'" style:font-pitch="fixed"/>
    </style:style>
    <style:style style:name="T20" style:family="text">
      <style:text-properties fo:color="#000000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 fo:font-size="28pt" style:font-size-asian="28pt" style:font-size-complex="28pt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ff3333" fo:font-family="'Ubuntu Mono'" style:font-pitch="fixed" fo:font-size="24pt" style:font-size-asian="24pt" style:font-size-complex="24pt"/>
    </style:style>
    <style:style style:name="T25" style:family="text">
      <style:text-properties style:use-window-font-color="true" fo:font-family="'Ubuntu Mono'" style:font-pitch="fixed" fo:font-size="24pt" style:font-size-asian="24pt" style:font-size-complex="24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sudo pkg install gcc</text:span></text:p>
                  </text:list-item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6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9">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 Access control.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presentation:style-name="pr14" draw:layer="layout" svg:width="25.199cm" svg:height="15.84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Change:<text:span text:style-name="T18"> </text:span><text:span text:style-name="T13">localhost</text:span><text:span text:style-name="T20"> </text:span>to<text:span text:style-name="T20"> </text:span><text:span text:style-name="T12">afnog_net</text:span></text:p>
                  </text:list-item>
                  <text:list-item>
                    <text:p>Change:<text:span text:style-name="T18"> </text:span><text:span text:style-name="T21">ipaddr = </text:span><text:span text:style-name="T18">127.0.0.1 </text:span>to<text:span text:style-name="T18"> 196.200.208.0</text:span></text:p>
                  </text:list-item>
                  <text:list-item>
                    <text:p>Add:<text:span text:style-name="T18"> netmask = 20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./check_radius_adv -r pcXX.sse.ws.afnog.org -u afnog -p afnog -s testing123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2"> </text:span><text:span text:style-name="T23">client localhost</text:span></text:p>
                  </text:list-item>
                  <text:list-item>
                    <text:p>Change<text:span text:style-name="T22"> </text:span><text:span text:style-name="T7">secret = testing123</text:span><text:span text:style-name="T22"> </text:span>to<text:span text:style-name="T22"> </text:span><text:span text:style-name="T7">secret = </text:span><text:span text:style-name="T17">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<text:span text:style-name="T13">afnog</text:span>”</text:p>
              </text:list-item>
              <text:list-item>
                <text:p>Restart FreeRADIUS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4">sudo pkg install base64</text:span></text:p>
                  </text:list-item>
                  <text:list-item>
                    <text:p><text:span text:style-name="T24">dd if=/dev/random bs=16 count=1 | base64</text:span></text:p>
                  </text:list-item>
                  <text:list-item>
                    <text:p><text:span text:style-name="T25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Cleartext-Password := "Smith"</text:span></text:p>
                  </text:list-item>
                  <text:list-item>
                    <text:p>Add it <text:span text:style-name="T26">early</text:span> in the file, before the first DEFAULT line</text:p>
                  </text:list-item>
                </text:list>
              </text:list-item>
              <text:list-item>
                <text:p>Restart FreeRADIUS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2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3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3" draw:layer="layout" svg:width="7.418cm" svg:height="1.725cm" svg:x="-1.269cm" svg:y="1.905cm">
          <draw:text-box>
            <text:p text:style-name="P12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23:09:28</dc:date>
    <meta:editing-cycles>603</meta:editing-cycles>
    <meta:editing-duration>P10DT15H2M39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